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o Extended" svg:font-family="'Lato Extended', Lato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c0424" officeooo:paragraph-rsid="000c0424"/>
    </style:style>
    <style:style style:name="P2" style:family="paragraph" style:parent-style-name="Standard" style:list-style-name="L3">
      <style:text-properties officeooo:rsid="000c0424" officeooo:paragraph-rsid="000c0424"/>
    </style:style>
    <style:style style:name="P3" style:family="paragraph" style:parent-style-name="Standard" style:list-style-name="L3">
      <style:text-properties officeooo:rsid="000c0424" officeooo:paragraph-rsid="000d7a5c"/>
    </style:style>
    <style:style style:name="P4" style:family="paragraph" style:parent-style-name="Standard" style:list-style-name="L3">
      <style:text-properties officeooo:rsid="000d7a5c" officeooo:paragraph-rsid="000d7a5c"/>
    </style:style>
    <style:style style:name="P5" style:family="paragraph" style:parent-style-name="Standard" style:list-style-name="L3">
      <style:text-properties officeooo:rsid="000f458a" officeooo:paragraph-rsid="000f458a"/>
    </style:style>
    <style:style style:name="P6" style:family="paragraph" style:parent-style-name="Standard">
      <style:text-properties officeooo:rsid="000f458a" officeooo:paragraph-rsid="000f458a"/>
    </style:style>
    <style:style style:name="P7" style:family="paragraph" style:parent-style-name="Standard" style:list-style-name="L4">
      <style:text-properties officeooo:rsid="000f458a" officeooo:paragraph-rsid="000f458a"/>
    </style:style>
    <style:style style:name="P8" style:family="paragraph" style:parent-style-name="Standard" style:list-style-name="L3">
      <style:text-properties officeooo:rsid="00105006" officeooo:paragraph-rsid="00105006"/>
    </style:style>
    <style:style style:name="P9" style:family="paragraph" style:parent-style-name="Standard" style:list-style-name="L4">
      <style:text-properties officeooo:rsid="00105006" officeooo:paragraph-rsid="00105006"/>
    </style:style>
    <style:style style:name="P10" style:family="paragraph" style:parent-style-name="Standard" style:list-style-name="L4">
      <style:text-properties officeooo:rsid="00105006" officeooo:paragraph-rsid="00110c5d"/>
    </style:style>
    <style:style style:name="P11" style:family="paragraph" style:parent-style-name="Standard" style:list-style-name="L4">
      <style:text-properties officeooo:rsid="00108746" officeooo:paragraph-rsid="00108746"/>
    </style:style>
    <style:style style:name="P12" style:family="paragraph" style:parent-style-name="Standard" style:list-style-name="L4">
      <style:text-properties officeooo:rsid="00110c5d" officeooo:paragraph-rsid="00110c5d"/>
    </style:style>
    <style:style style:name="P13" style:family="paragraph" style:parent-style-name="Standard" style:list-style-name="L4">
      <style:text-properties officeooo:rsid="0012884c" officeooo:paragraph-rsid="0012884c"/>
    </style:style>
    <style:style style:name="P14" style:family="paragraph" style:parent-style-name="Text_20_body">
      <style:paragraph-properties fo:margin-left="0in" fo:margin-right="0in" fo:margin-top="0.1252in" fo:margin-bottom="0.1252in" style:contextual-spacing="false" fo:orphans="2" fo:widows="2" fo:text-indent="0in" style:auto-text-indent="false"/>
      <style:text-properties fo:font-variant="normal" fo:text-transform="none" fo:color="#000000" loext:opacity="100%" style:font-name="Lato Extended" fo:font-size="12pt" fo:letter-spacing="normal" fo:font-style="normal" fo:font-weight="normal"/>
    </style:style>
    <style:style style:name="P15" style:family="paragraph" style:parent-style-name="Text_20_body" style:list-style-name="L1">
      <style:paragraph-properties fo:margin-left="0in" fo:margin-right="0in" fo:margin-top="0in" fo:margin-bottom="0.0626in" style:contextual-spacing="false" fo:orphans="2" fo:widows="2" fo:text-indent="0in" style:auto-text-indent="false" fo:padding="0in" fo:border="none"/>
      <style:text-properties fo:font-variant="normal" fo:text-transform="none" fo:color="#000000" loext:opacity="100%" style:font-name="Lato Extended" fo:font-size="12pt" fo:letter-spacing="normal" fo:font-style="normal" fo:font-weight="normal"/>
    </style:style>
    <style:style style:name="P16" style:family="paragraph" style:parent-style-name="Text_20_body" style:list-style-name="L1">
      <style:paragraph-properties fo:margin-top="0in" fo:margin-bottom="0.0626in" style:contextual-spacing="false" fo:orphans="2" fo:widows="2" fo:padding="0in" fo:border="none"/>
      <style:text-properties fo:font-variant="normal" fo:text-transform="none" fo:color="#000000" loext:opacity="100%" style:font-name="Lato Extended" fo:font-size="12pt" fo:letter-spacing="normal" fo:font-style="normal" fo:font-weight="normal"/>
    </style:style>
    <style:style style:name="P17" style:family="paragraph" style:parent-style-name="Text_20_body">
      <style:paragraph-properties fo:margin-left="0in" fo:margin-right="0in" fo:margin-top="0.1252in" fo:margin-bottom="0.1252in" style:contextual-spacing="false" fo:orphans="2" fo:widows="2" fo:text-indent="0in" style:auto-text-indent="false"/>
      <style:text-properties fo:font-variant="normal" fo:text-transform="none" fo:color="#000000" loext:opacity="100%" fo:letter-spacing="normal"/>
    </style:style>
    <style:style style:name="T1" style:family="text">
      <style:text-properties officeooo:rsid="00110c5d"/>
    </style:style>
    <style:style style:name="T2" style:family="text">
      <style:text-properties officeooo:rsid="0015188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602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**** PART I: Project Planning (50 points) ****</text:p>
      <text:p text:style-name="P14">You must submit a design documentation explaining your program's design and intended features. This will include notes of some kind to show your brainstorming process as well as UML documentation of your end result.</text:p>
      <text:p text:style-name="P17"> </text:p>
      <text:p text:style-name="P14">**** PART II: Programming (100 points) ****</text:p>
      <text:p text:style-name="P14">You may choose one project on anything you'd like. As long as it has at minimum the following:</text:p>
      <text:list xml:id="list1770333617" text:style-name="L1">
        <text:list-item>
          <text:p text:style-name="P15">2 Classes</text:p>
        </text:list-item>
        <text:list-item>
          <text:p text:style-name="P16">Variable</text:p>
        </text:list-item>
        <text:list-item>
          <text:p text:style-name="P16">Struct or Enum</text:p>
        </text:list-item>
        <text:list-item>
          <text:p text:style-name="P16">Array</text:p>
        </text:list-item>
        <text:list-item>
          <text:p text:style-name="P16">Function</text:p>
        </text:list-item>
        <text:list-item>
          <text:p text:style-name="P16">Control structure (for loop, while loop, if statement, or switch statement)</text:p>
        </text:list-item>
      </text:list>
      <text:p text:style-name="Standard"/>
      <text:p text:style-name="Standard"/>
      <text:p text:style-name="P1">Final Project Hangman</text:p>
      <text:p text:style-name="P1"/>
      <text:p text:style-name="P1">Description</text:p>
      <text:p text:style-name="P1"><text:s/>Hangman is a game where a player guess letters in a word until the word is revealed. For each missed letter a part of a hanging man is showed. If the player completes the hanging man before the word is revealed, the player loses. Each letter has a value associated with it. </text:p>
      <text:p text:style-name="P1"/>
      <text:p text:style-name="P1"/>
      <text:p text:style-name="P1">ToDo (Problem set)</text:p>
      <text:list xml:id="list68360878" text:style-name="L3">
        <text:list-item>
          <text:p text:style-name="P2">1. Read list of words from a file. There should be 3 files from which the words will be originated. Easy, Med, and Hard.</text:p>
          <text:list>
            <text:list-item>
              <text:list>
                <text:list-item>
                  <text:p text:style-name="P4">Read a file and import the words and values to a map. </text:p>
                </text:list-item>
              </text:list>
            </text:list-item>
          </text:list>
        </text:list-item>
        <text:list-item>
          <text:p text:style-name="P3">2. Create a player class. This should be a base class the should two child classes are created; Player and computer.</text:p>
          <text:list>
            <text:list-item>
              <text:list>
                <text:list-item>
                  <text:p text:style-name="P3">The player class:</text:p>
                  <text:list>
                    <text:list-item>
                      <text:p text:style-name="P2">Keeps track of the letters the player has used.</text:p>
                    </text:list-item>
                    <text:list-item>
                      <text:p text:style-name="P2">Keeps track of the players score</text:p>
                    </text:list-item>
                    <text:list-item>
                      <text:p text:style-name="P2">Holds the players name.</text:p>
                    </text:list-item>
                    <text:list-item>
                      <text:p text:style-name="P2">Holds the number of games the player had played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">Create Game Engine </text:p>
          <text:list>
            <text:list-item>
              <text:p text:style-name="P8">Prompts for player name</text:p>
            </text:list-item>
            <text:list-item>
              <text:p text:style-name="P8">Prompts for difficulty: Easy, Med, Hard</text:p>
            </text:list-item>
            <text:list-item>
              <text:p text:style-name="P5">Retrieves word</text:p>
            </text:list-item>
            <text:list-item>
              <text:p text:style-name="P5">create hangman</text:p>
            </text:list-item>
            <text:list-item>
              <text:p text:style-name="P5">Draws hangman's noose</text:p>
            </text:list-item>
            <text:list-item>
              <text:p text:style-name="P5"><text:soft-page-break/>Output current score</text:p>
            </text:list-item>
            <text:list-item>
              <text:p text:style-name="P5">Output word under scores</text:p>
            </text:list-item>
            <text:list-item>
              <text:p text:style-name="P5">Prompts player for letter guess</text:p>
            </text:list-item>
            <text:list-item>
              <text:p text:style-name="P5">compares guess letter to letters in word \</text:p>
            </text:list-item>
            <text:list-item>
              <text:p text:style-name="P5">If a letter is found, replace underscore with letter</text:p>
            </text:list-item>
            <text:list-item>
              <text:p text:style-name="P5">If a letter is not found draw a hangman part <text:s/>in this order: </text:p>
              <text:list>
                <text:list-item>
                  <text:p text:style-name="P5">head </text:p>
                </text:list-item>
                <text:list-item>
                  <text:p text:style-name="P5">torso</text:p>
                </text:list-item>
                <text:list-item>
                  <text:p text:style-name="P5">left arm</text:p>
                </text:list-item>
                <text:list-item>
                  <text:p text:style-name="P5">right arm</text:p>
                </text:list-item>
                <text:list-item>
                  <text:p text:style-name="P5">left leg</text:p>
                </text:list-item>
                <text:list-item>
                  <text:p text:style-name="P5">right leg</text:p>
                </text:list-item>
              </text:list>
            </text:list-item>
          </text:list>
        </text:list-item>
      </text:list>
      <text:p text:style-name="P6"/>
      <text:p text:style-name="P6">Classes needed:</text:p>
      <text:list xml:id="list3916351196" text:style-name="L4">
        <text:list-item>
          <text:p text:style-name="P7"><text:span text:style-name="T1">IPlayer </text:span>class – <text:span text:style-name="T1">Interface class (virtual)</text:span></text:p>
          <text:list>
            <text:list-item>
              <text:p text:style-name="P12">guessLetter() = 0</text:p>
            </text:list-item>
            <text:list-item>
              <text:p text:style-name="P12">getAttemptsLeft() = 0</text:p>
            </text:list-item>
            <text:list-item>
              <text:p text:style-name="P12">getGuessedLetters() = 0</text:p>
            </text:list-item>
            <text:list-item>
              <text:p text:style-name="P12">getName() = 0 </text:p>
            </text:list-item>
            <text:list-item>
              <text:p text:style-name="P12">displayStatus = 0</text:p>
            </text:list-item>
          </text:list>
        </text:list-item>
        <text:list-item>
          <text:p text:style-name="P7">Player class</text:p>
          <text:list>
            <text:list-item>
              <text:p text:style-name="P9">Child of Base player class</text:p>
            </text:list-item>
            <text:list-item>
              <text:p text:style-name="P9">Holds number of guesses</text:p>
            </text:list-item>
            <text:list-item>
              <text:p text:style-name="P9">Holds player lever (calculate level from score)</text:p>
            </text:list-item>
            <text:list-item>
              <text:p text:style-name="P12">holds max attempts = 6</text:p>
            </text:list-item>
            <text:list-item>
              <text:p text:style-name="P10">Holds player name</text:p>
            </text:list-item>
            <text:list-item>
              <text:p text:style-name="P10">Holds player Score</text:p>
            </text:list-item>
            <text:list-item>
              <text:p text:style-name="P12">Holds guessed letters</text:p>
            </text:list-item>
            <text:list-item>
              <text:p text:style-name="P12">Holds incorrect guessed letters<text:tab/></text:p>
            </text:list-item>
            <text:list-item>
              <text:p text:style-name="P12">Implements functions in IPlayer class.</text:p>
            </text:list-item>
          </text:list>
        </text:list-item>
        <text:list-item>
          <text:p text:style-name="P7">Computer class</text:p>
          <text:list>
            <text:list-item>
              <text:p text:style-name="P9">Gets word from Word manager</text:p>
            </text:list-item>
            <text:list-item>
              <text:p text:style-name="P9">holds difficulty</text:p>
            </text:list-item>
            <text:list-item>
              <text:p text:style-name="P9">holds player</text:p>
            </text:list-item>
            <text:list-item>
              <text:p text:style-name="P13">uses Word management class</text:p>
            </text:list-item>
          </text:list>
        </text:list-item>
        <text:list-item>
          <text:p text:style-name="P7">File Management class</text:p>
          <text:list>
            <text:list-item>
              <text:p text:style-name="P9">read word files (semicolon delimited list)</text:p>
            </text:list-item>
            <text:list-item>
              <text:p text:style-name="P9">write player name and score (high score list, comma seperated)</text:p>
            </text:list-item>
            <text:list-item>
              <text:p text:style-name="P9">read words into map</text:p>
            </text:list-item>
          </text:list>
        </text:list-item>
        <text:list-item>
          <text:p text:style-name="P7">Word management class</text:p>
          <text:list>
            <text:list-item>
              <text:p text:style-name="P9">holds a file manager</text:p>
            </text:list-item>
            <text:list-item>
              <text:p text:style-name="P11">reads in words and maps the letters to letter value (hold in map. Letter is the key and point value is the letter value)</text:p>
            </text:list-item>
            <text:list-item>
              <text:p text:style-name="P11">read in file of words based on file with words that match difficulty</text:p>
            </text:list-item>
          </text:list>
        </text:list-item>
        <text:list-item>
          <text:p text:style-name="P9">Game Engine – <text:span text:style-name="T2">main.cpp</text:span></text:p>
          <text:list>
            <text:list-item>
              <text:p text:style-name="P11">Prompts for player name</text:p>
            </text:list-item>
            <text:list-item>
              <text:p text:style-name="P11">Prompts for difficulty</text:p>
            </text:list-item>
            <text:list-item>
              <text:p text:style-name="P11">Draw Hangman’s noose</text:p>
            </text:list-item>
            <text:list-item>
              <text:p text:style-name="P11">Contains the game loop</text:p>
            </text:list-item>
            <text:list-item>
              <text:p text:style-name="P11">holds max attempts (6)</text:p>
            </text:list-item>
            <text:list-item>
              <text:p text:style-name="P11">make guess</text:p>
            </text:list-item>
            <text:list-item>
              <text:p text:style-name="P11">display game status</text:p>
            </text:list-item>
            <text:list-item>
              <text:p text:style-name="P11"><text:soft-page-break/>determine if play has won the game</text:p>
            </text:list-item>
            <text:list-item>
              <text:p text:style-name="P11">determine if player has lost the game</text:p>
            </text:list-item>
          </text:list>
        </text:list-item>
        <text:list-item>
          <text:p text:style-name="P9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o Extended" svg:font-family="'Lato Extended', Lato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7T08:12:03.414860536</meta:creation-date>
    <dc:date>2024-11-17T14:03:24.791464401</dc:date>
    <meta:editing-duration>PT45M22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3" meta:paragraph-count="82" meta:word-count="562" meta:character-count="2907" meta:non-whitespace-character-count="2485"/>
  </office:meta>
</office:document-meta>
</file>